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Week 1-02:</text:span></text:p>
      <text:p text:style-name="P1"><text:span text:style-name="T1">ROLL NO:241801278</text:span></text:p>
      <text:p text:style-name="P1"><text:span text:style-name="T1">NAME:Sudiksha S </text:span></text:p>
      <text:p text:style-name="P1"><text:span text:style-name="T1">Q1)Write a program to input a name(as a single character ) and marks of three tests as m1,m2,m3 of a student considering all the three marks have been given in integer format.Now,you need to calculate the average of the given marks and print it along with the name as mentioned in the output format section.All the test marks are in integer and hence calculate the average in integer as well.That is,you need to print the integer part of the average only and neglect the decimal part.</text:span></text:p>
      <text:p text:style-name="P1"><text:span text:style-name="T1">INPUT FORMAT:</text:span></text:p>
      <text:p text:style-name="P1"><text:span text:style-name="T1">Line 1 : Name(Single character)</text:span></text:p>
      <text:p text:style-name="P1"><text:span text:style-name="T1">Line 2 : marks scored in the 3 tests separated by a single space.</text:span></text:p>
      <text:p text:style-name="P1"><text:span text:style-name="T1">OUTPUT FORMAT:</text:span></text:p>
      <text:p text:style-name="P1"><text:span text:style-name="T1">First line of output prints the name of the student.Second line of the output prints the average mark.</text:span></text:p>
      <text:p text:style-name="P2"><draw:frame text:anchor-type="as-char" svg:width="152.40mm" svg:height="85.73mm" style:rel-width="scale" style:rel-height="scale"><draw:object-ole xlink:href="OleObj1"/><draw:image xlink:href="ObjectReplacements/OleObj1"/></draw:frame><text:span text:style-name="T1"/></text:p>
      <text:p text:style-name="P2"><draw:frame text:anchor-type="as-char" svg:width="152.40mm" svg:height="85.73mm" style:rel-width="scale" style:rel-height="scale"><draw:object-ole xlink:href="OleObj2"/><draw:image xlink:href="ObjectReplacements/OleObj2"/></draw:frame><text:span text:style-name="T1"/></text:p>
      <text:p text:style-name="P2"><text:span text:style-name="T1">Q2) Some C data types,their format specifiers and their most common bit widths are as follows:</text:span></text:p>
      <text:p text:style-name="P2"><text:span text:style-name="T1">Int("%d"):32 Bit integer</text:span></text:p>
      <text:p text:style-name="P2"><text:span text:style-name="T1">Long("%ld"):64 bit integer</text:span></text:p>
      <text:p text:style-name="P2"><text:span text:style-name="T1">Char("%c"):Character type</text:span></text:p>
      <text:p text:style-name="P2"><text:span text:style-name="T1">Float("%f"):32 bit real value</text:span></text:p>
      <text:p text:style-name="P2"><text:span text:style-name="T1">Double("%lf"):64 bit real value</text:span></text:p>
      <text:p text:style-name="P2"><text:span text:style-name="T1">INPUT FORMAT:</text:span></text:p>
      <text:p text:style-name="P2"><text:span text:style-name="T1">Input consists of the following space-separated values: int,long,char,float and double respectively.</text:span></text:p>
      <text:p text:style-name="P2"><text:span text:style-name="T1">OUTPUT FORMAT:</text:span></text:p>
      <text:p text:style-name="P2"><text:span text:style-name="T1">Print each element on a new line in the same order it was received as input. Note that the floating-point value should be correct up to 3 decimal places and the double to 9 decimal places.</text:span></text:p>
      <text:p text:style-name="P2"><text:span text:style-name="T1">ROLL NO:241801278</text:span></text:p>
      <text:p text:style-name="P2"><text:span text:style-name="T1">NAME:Sudiksha S </text:span></text:p>
      <text:p text:style-name="P2"><draw:frame text:anchor-type="as-char" svg:width="152.40mm" svg:height="85.73mm" style:rel-width="scale" style:rel-height="scale"><draw:object-ole xlink:href="OleObj3"/><draw:image xlink:href="ObjectReplacements/OleObj3"/></draw:frame><text:span text:style-name="T1"/></text:p>
      <text:p text:style-name="P2"><text:span text:style-name="T1">Q3) Write a program to print the ASCII value and the two adjacent characters of the given character.</text:span></text:p>
      <text:p text:style-name="P2"><text:span text:style-name="T1">INPUT FORMAT:</text:span></text:p>
      <text:p text:style-name="P2"><text:span text:style-name="T1">Reads the character</text:span></text:p>
      <text:p text:style-name="P2"><text:span text:style-name="T1">OUTPUT FORMAT:</text:span></text:p>
      <text:p text:style-name="P2"><text:span text:style-name="T1">First line prints the ascii value , second line prints the previous character and the next character of the input character.</text:span></text:p>
      <text:p text:style-name="P2"><text:span text:style-name="T1">ROLL NO:241801278</text:span></text:p>
      <text:p text:style-name="P2"><text:span text:style-name="T1">NAME:Sudiksha S</text:span></text:p>
      <text:p text:style-name="P2"><draw:frame text:anchor-type="as-char" svg:width="152.40mm" svg:height="85.73mm" style:rel-width="scale" style:rel-height="scale"><draw:object-ole xlink:href="OleObj4"/><draw:image xlink:href="ObjectReplacements/OleObj4"/></draw:frame><text:span text:style-name="T1"/></text:p>
      <text:p text:style-name="P2"><text:span text:style-name="T1"/></text:p>
      <text:p text:style-name="P2"><text:span text:style-name="T1"/></text:p>
      <text:p text:style-name="P2"><text:span text:style-name="T1"><text:s/></text:span></text:p>
      <text:p text:style-name="P2"><text:span text:style-name="T1"/></text:p>
      <text:p text:style-name="P3"><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